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2.106cm" fo:break-before="auto" style:use-optimal-row-height="true"/>
    </style:style>
    <style:style style:name="ro12" style:family="table-row">
      <style:table-row-properties style:row-height="0.898cm" fo:break-before="auto" style:use-optimal-row-height="true"/>
    </style:style>
    <style:style style:name="ro13" style:family="table-row">
      <style:table-row-properties style:row-height="1.762cm" fo:break-before="auto" style:use-optimal-row-height="true"/>
    </style:style>
    <style:style style:name="ro14" style:family="table-row">
      <style:table-row-properties style:row-height="1.868cm" fo:break-before="auto" style:use-optimal-row-height="true"/>
    </style:style>
    <style:style style:name="ro15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1.439cm" fo:break-before="auto" style:use-optimal-row-height="true"/>
    </style:style>
    <style:style style:name="ro17" style:family="table-row">
      <style:table-row-properties style:row-height="1.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color="#ea75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7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67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6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7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3pt" style:font-name-asian="Microsoft YaHei" style:font-size-asian="13pt" style:font-name-complex="Arial" style:font-size-complex="13pt"/>
    </style:style>
    <style:style style:name="ce6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none" style:text-line-through-type="n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3pt" fo:language="es" fo:country="A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Lohit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3pt" style:font-size-asian="13pt" style:font-size-complex="13pt"/>
    </style:style>
    <style:style style:name="ce73" style:family="table-cell" style:parent-style-name="Default" style:data-style-name="N37"/>
    <style:style style:name="gr1" style:family="graphic">
      <style:graphic-properties draw:stroke="none" svg:stroke-color="#000000" draw:fill="none" draw:fill-color="#ffffff" fo:min-height="7.303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3" style:family="graphic">
      <style:graphic-properties draw:stroke="none" svg:stroke-color="#000000" draw:fill="none" draw:fill-color="#ffffff" fo:min-height="7.303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4" style:family="text">
      <style:text-properties style:text-line-through-type="single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  <style:style style:name="T1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3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1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2" draw:style-name="gr3" draw:text-style-name="P3" svg:width="26.391cm" svg:height="7.303cm" svg:x="70.554cm" svg:y="7.133cm">
            <draw:text-box>
              <text:p><text:span text:style-name="T3">Horario nulo.-</text:span></text:p>
            </draw:text-box>
          </draw:frame>
          <draw:frame draw:z-index="3" draw:style-name="gr3" draw:text-style-name="P3" svg:width="26.391cm" svg:height="7.303cm" svg:x="4.151cm" svg:y="156.101cm">
            <draw:text-box>
              <text:p><text:span text:style-name="T3">Horario nulo.-</text:span></text:p>
            </draw:text-box>
          </draw:frame>
          <draw:frame draw:z-index="4" draw:style-name="gr3" draw:text-style-name="P3" svg:width="26.391cm" svg:height="7.303cm" svg:x="37.352cm" svg:y="156.101cm">
            <draw:text-box>
              <text:p><text:span text:style-name="T3">Horario nulo.-</text:span></text:p>
            </draw:text-box>
          </draw:frame>
          <draw:frame draw:z-index="5" draw:style-name="gr3" draw:text-style-name="P3" svg:width="26.391cm" svg:height="7.303cm" svg:x="70.554cm" svg:y="156.101cm">
            <draw:text-box>
              <text:p><text:span text:style-name="T3">Horario nulo.-</text:span></text:p>
            </draw:text-box>
          </draw:frame>
          <draw:frame draw:z-index="6" draw:style-name="gr3" draw:text-style-name="P3" svg:width="26.391cm" svg:height="7.303cm" svg:x="103.755cm" svg:y="156.101cm">
            <draw:text-box>
              <text:p><text:span text:style-name="T3">Horario nulo.-</text:span></text:p>
            </draw:text-box>
          </draw:frame>
          <draw:frame draw:z-index="7" draw:style-name="gr3" draw:text-style-name="P3" svg:width="26.391cm" svg:height="7.303cm" svg:x="136.956cm" svg:y="156.101cm">
            <draw:text-box>
              <text:p><text:span text:style-name="T3">Horario nulo.-</text:span></text:p>
            </draw:text-box>
          </draw:frame>
          <draw:frame draw:z-index="8" draw:style-name="gr3" draw:text-style-name="P3" svg:width="26.391cm" svg:height="7.303cm" svg:x="170.157cm" svg:y="156.101cm">
            <draw:text-box>
              <text:p><text:span text:style-name="T3">Horario nulo.-</text:span></text:p>
            </draw:text-box>
          </draw:frame>
          <draw:frame draw:z-index="9" draw:style-name="gr3" draw:text-style-name="P3" svg:width="26.391cm" svg:height="7.303cm" svg:x="203.359cm" svg:y="156.101cm">
            <draw:text-box>
              <text:p><text:span text:style-name="T3">Horario nulo.-</text:span></text:p>
            </draw:text-box>
          </draw:frame>
          <draw:frame draw:z-index="10" draw:style-name="gr3" draw:text-style-name="P3" svg:width="26.391cm" svg:height="7.303cm" svg:x="236.56cm" svg:y="156.101cm">
            <draw:text-box>
              <text:p><text:span text:style-name="T3">Horario nulo.-</text:span></text:p>
            </draw:text-box>
          </draw:frame>
          <draw:frame draw:z-index="11" draw:style-name="gr3" draw:text-style-name="P3" svg:width="26.391cm" svg:height="7.303cm" svg:x="269.762cm" svg:y="156.101cm">
            <draw:text-box>
              <text:p><text:span text:style-name="T3">Horario nulo.-</text:span></text:p>
            </draw:text-box>
          </draw:frame>
          <draw:frame draw:z-index="12" draw:style-name="gr3" draw:text-style-name="P3" svg:width="26.391cm" svg:height="7.303cm" svg:x="302.963cm" svg:y="156.101cm">
            <draw:text-box>
              <text:p><text:span text:style-name="T3">Horario nulo.-</text:span></text:p>
            </draw:text-box>
          </draw:frame>
          <draw:frame draw:z-index="13" draw:style-name="gr3" draw:text-style-name="P3" svg:width="26.391cm" svg:height="7.303cm" svg:x="336.164cm" svg:y="156.101cm">
            <draw:text-box>
              <text:p><text:span text:style-name="T3">Horario nulo.-</text:span></text:p>
            </draw:text-box>
          </draw:frame>
          <draw:frame draw:z-index="14" draw:style-name="gr3" draw:text-style-name="P3" svg:width="26.391cm" svg:height="7.303cm" svg:x="369.365cm" svg:y="156.101cm">
            <draw:text-box>
              <text:p><text:span text:style-name="T3">Horario nulo.-</text:span></text:p>
            </draw:text-box>
          </draw:frame>
          <draw:frame draw:z-index="15" draw:style-name="gr3" draw:text-style-name="P3" svg:width="26.391cm" svg:height="7.303cm" svg:x="435.767cm" svg:y="156.101cm">
            <draw:text-box>
              <text:p><text:span text:style-name="T3">Horario nulo.-</text:span></text:p>
            </draw:text-box>
          </draw:frame>
          <draw:frame draw:z-index="16" draw:style-name="gr3" draw:text-style-name="P3" svg:width="26.391cm" svg:height="7.303cm" svg:x="468.969cm" svg:y="156.101cm">
            <draw:text-box>
              <text:p><text:span text:style-name="T3">Horario nulo.-</text:span></text:p>
            </draw:text-box>
          </draw:frame>
          <draw:frame draw:z-index="17" draw:style-name="gr3" draw:text-style-name="P3" svg:width="26.391cm" svg:height="7.303cm" svg:x="502.17cm" svg:y="156.101cm">
            <draw:text-box>
              <text:p><text:span text:style-name="T3">Horario nulo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</text:span> II (Nivel 9) [PATRÓN UNDEFINED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6">
          <table:table-cell table:style-name="ce1"/>
          <table:table-cell table:number-columns-repeated="156"/>
        </table:table-row>
        <table:table-row table:style-name="ro6"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6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6"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58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58" table:number-columns-spanned="1" table:number-rows-spanned="4"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3" office:value-type="string" calcext:value-type="string" table:number-columns-spanned="127" table:number-rows-spanned="1">
            <text:p>Patrón Ga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<text:span text:style-name="T5">11:30hs:Desayuno</text:span></text:p>
            <text:p><text:span text:style-name="T8">12:00hs</text:span></text:p>
          </table:table-cell>
          <table:table-cell/>
          <table:table-cell office:value-type="string" calcext:value-type="string">
            <text:p>11:30hs:Desayuno</text:p>
            <text:p><text:span text:style-name="T4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8">12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8">12:00hs</text:span></text:p>
          </table:table-cell>
          <table:table-cell table:style-name="ce58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8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8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0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8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8">09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8:10hs</text:span></text:p>
          </table:table-cell>
          <table:table-cell office:value-type="string" calcext:value-type="string">
            <text:p><text:span text:style-name="T5">08:30hs:Desayuno</text:span></text:p>
            <text:p><text:span text:style-name="T8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8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8">09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8">08:30hs</text:span></text:p>
          </table:table-cell>
          <table:table-cell table:style-name="ce58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4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4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8">12:15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8">12:15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 table:number-columns-repeated="2"/>
          <table:table-cell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8">11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4">09:00hs</text:span></text:p>
          </table:table-cell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8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<text:span text:style-name="T5">09:30hs:</text:span></text:p>
            <text:p><text:span text:style-name="T5">Paseo</text:span></text:p>
            <text:p><text:span text:style-name="T5">Matutino</text:span></text:p>
            <text:p><text:span text:style-name="T8">10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4">09:00hs</text:span></text:p>
          </table:table-cell>
          <table:table-cell office:value-type="string" calcext:value-type="string">
            <text:p><text:span text:style-name="T5">09:30hs:</text:span></text:p>
            <text:p><text:span text:style-name="T5">Paseo</text:span></text:p>
            <text:p><text:span text:style-name="T5">Matutino</text:span></text:p>
            <text:p><text:span text:style-name="T8">10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8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8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8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8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table:style-name="ce21"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table:number-columns-repeated="2"/>
          <table:table-cell office:value-type="string" calcext:value-type="string">
            <text:p><text:span text:style-name="T5">08:30hs:</text:span></text:p>
            <text:p><text:span text:style-name="T5">Estudio/Trabajo</text:span></text:p>
            <text:p><text:span text:style-name="T8">09:00hs</text:span>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4">09:00hs</text:span>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08:30hs:</text:span></text:p>
            <text:p><text:span text:style-name="T5">Estudio/Trabajo</text:span></text:p>
            <text:p><text:span text:style-name="T8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5">08:30hs:</text:span></text:p>
            <text:p><text:span text:style-name="T5">Código</text:span></text:p>
            <text:p><text:span text:style-name="T5">Libre</text:span></text:p>
            <text:p><text:span text:style-name="T8">09:3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08:30hs:</text:span></text:p>
            <text:p><text:span text:style-name="T5">Estudio/Trabajo</text:span></text:p>
            <text:p><text:span text:style-name="T8">10:30hs</text:span></text:p>
          </table:table-cell>
          <table:table-cell office:value-type="string" calcext:value-type="string">
            <text:p><text:span text:style-name="T5">07:30hs:</text:span></text:p>
            <text:p><text:span text:style-name="T5">Estudio/Trabajo</text:span></text:p>
            <text:p><text:span text:style-name="T8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8">10:0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8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8">09:00hs</text:span></text:p>
          </table:table-cell>
          <table:table-cell table:style-name="ce21"/>
          <table:table-cell/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8">10:0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8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office:value-type="string" calcext:value-type="string">
            <text:p><text:span text:style-name="T5">07:30hs:</text:span></text:p>
            <text:p><text:span text:style-name="T5">Estudio/Trabajo</text:span></text:p>
            <text:p><text:span text:style-name="T8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8">10:0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8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5">10:45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30hs:</text:p>
            <text:p><text:span text:style-name="T5">Estudio/Trabajo</text:span></text:p>
            <text:p><text:span text:style-name="T8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10:30hs:</text:p>
            <text:p>Estudio/Trabajo</text:p>
            <text:p><text:span text:style-name="T4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30hs:</text:p>
            <text:p><text:span text:style-name="T5">Estudio/Trabajo</text:span></text:p>
            <text:p><text:span text:style-name="T8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10:30hs:</text:p>
            <text:p>Estudio/Trabajo</text:p>
            <text:p><text:span text:style-name="T4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8">11:35hs</text:span></text:p>
          </table:table-cell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8">11:35hs</text:span></text:p>
          </table:table-cell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8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8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00hs:</text:span></text:p>
            <text:p><text:span text:style-name="T5">Estudio/Trabajo</text:span></text:p>
            <text:p><text:span text:style-name="T8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10:00hs:</text:span></text:p>
            <text:p><text:span text:style-name="T5">Estudio/Trabajo</text:span></text:p>
            <text:p><text:span text:style-name="T8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00hs:</text:span></text:p>
            <text:p><text:span text:style-name="T5">Estudio/Trabajo</text:span></text:p>
            <text:p><text:span text:style-name="T8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office:value-type="string" calcext:value-type="string">
            <text:p><text:span text:style-name="T5">11:30hs:</text:span></text:p>
            <text:p><text:span text:style-name="T5">Código</text:span></text:p>
            <text:p><text:span text:style-name="T5">Libre</text:span></text:p>
            <text:p><text:span text:style-name="T8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5">Código</text:span></text:p>
            <text:p><text:span text:style-name="T5">Libre</text:span></text:p>
            <text:p><text:span text:style-name="T8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5">Código</text:span></text:p>
            <text:p><text:span text:style-name="T5">Libre</text:span></text:p>
            <text:p><text:span text:style-name="T8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table:number-columns-repeated="3"/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8">11:3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table:number-columns-repeated="2"/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table:style-name="Default"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8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5">Respuesta a </text:span></text:p>
            <text:p><text:span text:style-name="T5">Estudio/Trabajo</text:span></text:p>
            <text:p><text:span text:style-name="T8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4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4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4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4:30hs: Galactic</text:p>
            <text:p>Gym</text:p>
            <text:p><text:span text:style-name="T4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8">15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8">15:15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5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14:30hs:</text:p>
            <text:p><text:span text:style-name="T5">Estudio/</text:span></text:p>
            <text:p><text:span text:style-name="T5">Trabajo</text:span></text:p>
            <text:p><text:span text:style-name="T4">17:3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Baño</text:span>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Situaciones</text:span></text:p>
            <text:p><text:span text:style-name="T5">Especiales</text:span></text:p>
            <text:p><text:span text:style-name="T8">17:00hs</text:span></text:p>
          </table:table-cell>
          <table:table-cell table:number-columns-repeated="5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5">Respuesta a </text:span></text:p>
            <text:p><text:span text:style-name="T5">Estudio/Trabajo</text:span></text:p>
            <text:p><text:span text:style-name="T8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8">18:3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3"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16:00hs:Código</text:p>
            <text:p>Libre</text:p>
            <text:p><text:span text:style-name="T4">17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4">17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4">17:35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5:35hs:</text:p>
            <text:p>Reflexión</text:p>
            <text:p><text:span text:style-name="T4">16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4">17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58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58" table:number-columns-spanned="1" table:number-rows-spanned="4"/>
          <table:table-cell table:number-columns-repeated="3"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Respuesta a </text:span></text:p>
            <text:p><text:span text:style-name="T5">Estudio/Trabajo</text:span></text:p>
            <text:p><text:span text:style-name="T8">20:00hs</text:span></text:p>
          </table:table-cell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4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5">18:00hs: </text:span></text:p>
            <text:p><text:span text:style-name="T5">Estudio/</text:span></text:p>
            <text:p><text:span text:style-name="T5">Trabajo</text:span></text:p>
            <text:p><text:span text:style-name="T8">20:00hs</text:span></text:p>
          </table:table-cell>
          <table:table-cell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5">18:00hs: </text:span></text:p>
            <text:p><text:span text:style-name="T5">Estudio/</text:span></text:p>
            <text:p><text:span text:style-name="T5">Trabajo</text:span></text:p>
            <text:p><text:span text:style-name="T8">20:00hs</text:span></text:p>
          </table:table-cell>
          <table:table-cell/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4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table:number-columns-repeated="3"/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58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58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58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/>
          <table:table-cell office:value-type="string" calcext:value-type="string">
            <text:p>18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8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1:00hs:Ducha</text:span></text:p>
            <text:p><text:span text:style-name="T8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0:00hs:Ducha</text:span></text:p>
            <text:p><text:span text:style-name="T8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4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5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5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5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5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21:00hs</text:span></text:p>
            <text:p><text:span text:style-name="T5">-</text:span></text:p>
            <text:p><text:span text:style-name="T5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Épsilon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 table:number-columns-repeated="29"/>
        </table:table-row>
        <table:table-row table:style-name="ro11">
          <table:table-cell/>
          <table:table-cell table:style-name="ce13"/>
          <table:table-cell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table-cell table:style-name="ce21"/>
          <table:table-cell table:style-name="ce58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table-cell/>
          <table:table-cell table:style-name="ce58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3"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8">11:30hs</text:span></text:p>
          </table:table-cell>
          <table:table-cell table:number-columns-repeated="3"/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table:number-columns-repeated="5"/>
          <table:table-cell table:style-name="ce58" table:number-columns-spanned="1" table:number-rows-spanned="10"/>
          <table:table-cell/>
          <table:table-cell table:style-name="ce13"/>
          <table:table-cell/>
          <table:table-cell office:value-type="string" calcext:value-type="string">
            <text:p><text:span text:style-name="T5">09:30hs:</text:span></text:p>
            <text:p><text:span text:style-name="T5">Paseo</text:span></text:p>
            <text:p><text:span text:style-name="T5">Matutino</text:span></text:p>
            <text:p><text:span text:style-name="T8">10:30hs</text:span></text:p>
          </table:table-cell>
          <table:table-cell table:number-columns-repeated="3"/>
          <table:table-cell table:style-name="ce58" table:number-columns-spanned="1" table:number-rows-spanned="10"/>
          <table:table-cell table:number-columns-repeated="3"/>
          <table:table-cell office:value-type="string" calcext:value-type="string">
            <text:p><text:span text:style-name="T5">09:30hs:</text:span></text:p>
            <text:p><text:span text:style-name="T5">Paseo</text:span></text:p>
            <text:p><text:span text:style-name="T5">Matutino</text:span></text:p>
            <text:p><text:span text:style-name="T8">10:30hs</text:span></text:p>
          </table:table-cell>
          <table:table-cell table:number-columns-repeated="3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5"/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8">10:00hs</text:span></text:p>
          </table:table-cell>
          <table:table-cell/>
          <table:table-cell table:style-name="ce58" table:number-columns-spanned="1" table:number-rows-spanned="10"/>
          <table:table-cell table:number-columns-repeated="5"/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8">10:00hs</text:span></text:p>
          </table:table-cell>
          <table:table-cell/>
          <table:table-cell table:style-name="ce58" table:number-columns-spanned="1" table:number-rows-spanned="10"/>
          <table:table-cell table:number-columns-repeated="5"/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8">10:00hs</text:span></text:p>
          </table:table-cell>
          <table:table-cell/>
          <table:table-cell table:style-name="ce58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4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4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8">12:15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8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8">12:15hs</text:span></text:p>
          </table:table-cell>
          <table:table-cell table:number-columns-repeated="4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8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11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4:30hs: Galactic</text:p>
            <text:p>Gym</text:p>
            <text:p><text:span text:style-name="T4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7:30hs:Baño</text:span></text:p>
            <text:p><text:span text:style-name="T8">18:3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5:35hs:</text:p>
            <text:p>Reflexión</text:p>
            <text:p><text:span text:style-name="T4">16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8">15:15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8">15:15hs</text:span></text:p>
          </table:table-cell>
          <table:table-cell table:number-columns-repeated="2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31" table:number-columns-spanned="1" table:number-rows-spanned="4"/>
          <table:table-cell table:number-columns-repeated="2"/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3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31" table:number-columns-spanned="1" table:number-rows-spanned="4"/>
          <table:table-cell table:number-columns-repeated="3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3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1:00hs:Ducha</text:span></text:p>
            <text:p><text:span text:style-name="T8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0:00hs:Ducha</text:span></text:p>
            <text:p><text:span text:style-name="T8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Delt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68" office:value-type="string" calcext:value-type="string" table:number-columns-spanned="5" table:number-rows-spanned="1">
            <text:p>Tiempos Activos largos</text:p>
          </table:table-cell>
          <table:covered-table-cell table:style-name="ce70"/>
          <table:covered-table-cell table:number-columns-repeated="3" table:style-name="ce72"/>
          <table:table-cell table:style-name="ce68" office:value-type="string" calcext:value-type="string" table:number-columns-spanned="5" table:number-rows-spanned="1">
            <text:p>Tiempos Activos cortos</text:p>
          </table:table-cell>
          <table:covered-table-cell table:style-name="ce70"/>
          <table:covered-table-cell table:number-columns-repeated="3" table:style-name="ce72"/>
          <table:table-cell table:number-columns-repeated="17"/>
          <table:table-cell table:style-name="ce7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number-columns-repeated="18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3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1">08:30hs</text:span></text:p>
            <text:p><text:span text:style-name="T11">-</text:span></text:p>
            <text:p><text:span text:style-name="T12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5:30hs</text:span></text:p>
            <text:p><text:span text:style-name="T11">-</text:span></text:p>
            <text:p><text:span text:style-name="T12">06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1">08:30hs</text:span></text:p>
            <text:p><text:span text:style-name="T11">-</text:span></text:p>
            <text:p><text:span text:style-name="T11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table:style-name="ce58" table:number-columns-spanned="1" table:number-rows-spanned="10"/>
          <table:table-cell/>
          <table:table-cell office:value-type="string" calcext:value-type="string">
            <text:p><text:span text:style-name="T5">11:30hs:Desayuno</text:span></text:p>
            <text:p><text:span text:style-name="T8">12:00hs</text:span></text:p>
          </table:table-cell>
          <table:table-cell/>
          <table:table-cell office:value-type="string" calcext:value-type="string">
            <text:p>11:30hs:Desayuno</text:p>
            <text:p><text:span text:style-name="T4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8">12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8">12:00hs</text:span></text:p>
          </table:table-cell>
          <table:table-cell table:style-name="ce58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3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2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2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8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20hs</text:span></text:p>
          </table:table-cell>
          <table:table-cell/>
          <table:table-cell table:style-name="ce58" table:number-columns-spanned="1" table:number-rows-spanned="10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8">09:30hs</text:span></text:p>
          </table:table-cell>
          <table:table-cell office:value-type="string" calcext:value-type="string">
            <text:p><text:span text:style-name="T13">05:30hs</text:span>:Desayuno</text:p>
            <text:p>Energizante</text:p>
            <text:p><text:span text:style-name="T14">06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8">10:20hs</text:span></text:p>
          </table:table-cell>
          <table:table-cell/>
          <table:table-cell table:style-name="ce58" table:number-columns-spanned="1" table:number-rows-spanned="10"/>
          <table:table-cell/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1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4">14:30hs</text:span></text:p>
          </table:table-cell>
          <table:table-cell office:value-type="string" calcext:value-type="string">
            <text:p>12:00hs:</text:p>
            <text:p><text:span text:style-name="T5">Paseo de</text:span></text:p>
            <text:p><text:span text:style-name="T5">mediodía</text:span></text:p>
            <text:p><text:span text:style-name="T4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5">Paseo de</text:span></text:p>
            <text:p><text:span text:style-name="T5">mediodía</text:span></text:p>
            <text:p><text:span text:style-name="T4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8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8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8">11:50hs</text:span></text:p>
          </table:table-cell>
          <table:table-cell office:value-type="string" calcext:value-type="string">
            <text:p><text:span text:style-name="T5">09:30hs:</text:span></text:p>
            <text:p><text:span text:style-name="T5">Código Libre </text:span></text:p>
            <text:p><text:span text:style-name="T8">10:50hs</text:span></text:p>
          </table:table-cell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8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8">11:50hs</text:span></text:p>
          </table:table-cell>
          <table:table-cell office:value-type="string" calcext:value-type="string">
            <text:p><text:span text:style-name="T5">09:30hs:</text:span></text:p>
            <text:p><text:span text:style-name="T5">Código Libre </text:span></text:p>
            <text:p><text:span text:style-name="T8">10:50hs</text:span></text:p>
          </table:table-cell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8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5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8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5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8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0:4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8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0:40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8">10:00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5">09:30hs:Espacio</text:span></text:p>
            <text:p><text:span text:style-name="T5">para proyecto</text:span></text:p>
            <text:p><text:span text:style-name="T8">09:50hs</text:span></text:p>
          </table:table-cell>
          <table:table-cell office:value-type="string" calcext:value-type="string">
            <text:p>06:30hs:</text:p>
            <text:p>Estudio/Trabajo</text:p>
            <text:p><text:span text:style-name="T4">07:30hs</text:span></text:p>
          </table:table-cell>
          <table:table-cell office:value-type="string" calcext:value-type="string">
            <text:p>09:30hs:</text:p>
            <text:p>Estudio/Trabajo</text:p>
            <text:p><text:span text:style-name="T4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4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09:30hs:Espacio</text:span></text:p>
            <text:p><text:span text:style-name="T5">para proyecto</text:span></text:p>
            <text:p><text:span text:style-name="T8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4">08:00hs</text:span></text:p>
          </table:table-cell>
          <table:table-cell office:value-type="string" calcext:value-type="string">
            <text:p>09:30hs:</text:p>
            <text:p>Estudio/Trabajo</text:p>
            <text:p><text:span text:style-name="T4">10:00hs</text:span></text:p>
          </table:table-cell>
          <table:table-cell office:value-type="string" calcext:value-type="string">
            <text:p>06:30hs:</text:p>
            <text:p>Estudio/Trabajo</text:p>
            <text:p><text:span text:style-name="T4">07:30hs</text:span></text:p>
          </table:table-cell>
          <table:table-cell table:number-columns-repeated="2"/>
          <table:covered-table-cell/>
          <table:table-cell/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1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8">-11:15hs-</text:span></text:p>
          </table:table-cell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-11:30hs-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30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8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8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8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8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8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8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4">10:00hs</text:span></text:p>
          </table:table-cell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8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4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4">10:00hs</text:span></text:p>
          </table:table-cell>
          <table:table-cell office:value-type="string" calcext:value-type="string">
            <text:p>08:00hs:</text:p>
            <text:p>Baño</text:p>
            <text:p><text:span text:style-name="T4">09:00hs</text:span></text:p>
          </table:table-cell>
          <table:table-cell/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8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35hs</text:span></text:p>
          </table:table-cell>
          <table:table-cell/>
          <table:covered-table-cell/>
          <table:table-cell/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08:00hs</text:p>
          </table:table-cell>
          <table:table-cell table:style-name="ce71" office:value-type="string" calcext:value-type="string">
            <text:p>09:0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number-columns-repeated="18"/>
        </table:table-row>
        <table:table-row table:style-name="ro11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4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4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8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8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0:40hs</text:span></text:p>
          </table:table-cell>
          <table:table-cell office:value-type="string" calcext:value-type="string">
            <text:p>09:00hs: Baño</text:p>
            <text:p><text:span text:style-name="T4">10:00hs</text:span></text:p>
          </table:table-cell>
          <table:table-cell/>
          <table:table-cell office:value-type="string" calcext:value-type="string">
            <text:p>09:00hs:</text:p>
            <text:p><text:span text:style-name="T5">Estudio/</text:span></text:p>
            <text:p><text:span text:style-name="T5">trabajo</text:span></text:p>
            <text:p><text:span text:style-name="T8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0:40hs</text:span></text:p>
          </table:table-cell>
          <table:table-cell office:value-type="string" calcext:value-type="string">
            <text:p>09:00hs:</text:p>
            <text:p><text:span text:style-name="T5">Estudio/</text:span></text:p>
            <text:p><text:span text:style-name="T5">trabajo</text:span></text:p>
            <text:p><text:span text:style-name="T8">10:00hs</text:span></text:p>
          </table:table-cell>
          <table:table-cell/>
          <table:table-cell office:value-type="string" calcext:value-type="string">
            <text:p>09:00hs: Baño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7:15hs</text:p>
          </table:table-cell>
          <table:table-cell table:style-name="ce71" office:value-type="string" calcext:value-type="string">
            <text:p>08:1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9:30hs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number-columns-repeated="18"/>
        </table:table-row>
        <table:table-row table:style-name="ro11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8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8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8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8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4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<text:span text:style-name="T5">10:35hs:</text:span></text:p>
            <text:p><text:span text:style-name="T5">Paseo</text:span></text:p>
            <text:p><text:span text:style-name="T5">matutino</text:span></text:p>
            <text:p><text:span text:style-name="T8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4">11:00hs</text:span></text:p>
          </table:table-cell>
          <table:table-cell office:value-type="string" calcext:value-type="string">
            <text:p><text:span text:style-name="T5">10:35hs:</text:span></text:p>
            <text:p><text:span text:style-name="T5">Paseo</text:span></text:p>
            <text:p><text:span text:style-name="T5">matutino</text:span></text:p>
            <text:p><text:span text:style-name="T8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08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23:30hs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11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4">14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4:30hs</text:span></text:p>
          </table:table-cell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8">14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1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1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8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35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8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table-cell table:style-name="Default"/>
          <table:covered-table-cell/>
          <table:table-cell/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6:00hs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21:45hs</text:p>
          </table:table-cell>
          <table:table-cell table:style-name="ce69" office:value-type="string" calcext:value-type="string">
            <text:p>23:00hs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11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8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8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8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8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5:30hs</text:p>
          </table:table-cell>
          <table:table-cell table:style-name="ce69" office:value-type="string" calcext:value-type="string">
            <text:p>06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8:30hs</text:p>
          </table:table-cell>
          <table:table-cell table:style-name="ce69" office:value-type="string" calcext:value-type="string">
            <text:p>09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29"/>
        </table:table-row>
        <table:table-row table:style-name="ro11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5:00hs: Galactic</text:p>
            <text:p>Gym</text:p>
            <text:p><text:span text:style-name="T4">17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8">16:2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8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8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5:00hs: Galactic</text:p>
            <text:p>Gym</text:p>
            <text:p><text:span text:style-name="T4">17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8">16:2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8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8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8">15:1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8">15:1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8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8">15:15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8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5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55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55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4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4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9"/>
        </table:table-row>
        <table:table-row table:style-name="ro11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4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4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4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4">17:00hs</text:span></text:p>
          </table:table-cell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4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8">18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8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8">17:35hs</text:span></text:p>
          </table:table-cell>
          <table:table-cell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4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8">18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8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8">17:3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5">14:30hs: </text:span></text:p>
            <text:p><text:span text:style-name="T5">Código Libre</text:span></text:p>
            <text:p><text:span text:style-name="T8">17:35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4">17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Código Libre</text:span></text:p>
            <text:p><text:span text:style-name="T8">16:30hs</text:span></text:p>
          </table:table-cell>
          <table:table-cell office:value-type="string" calcext:value-type="string">
            <text:p><text:span text:style-name="T5">16:00hs:</text:span></text:p>
            <text:p><text:span text:style-name="T5">Código Libre</text:span></text:p>
            <text:p><text:span text:style-name="T8">17:00hs</text:span></text:p>
          </table:table-cell>
          <table:table-cell office:value-type="string" calcext:value-type="string">
            <text:p><text:span text:style-name="T5">15:15hs:</text:span></text:p>
            <text:p><text:span text:style-name="T5">Espacio de</text:span></text:p>
            <text:p><text:span text:style-name="T5">Juego</text:span></text:p>
            <text:p><text:span text:style-name="T8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8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Código Libre</text:span></text:p>
            <text:p><text:span text:style-name="T8">16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 Libre</text:span></text:p>
            <text:p><text:span text:style-name="T8">15:30hs</text:span></text:p>
          </table:table-cell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8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00hs-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8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00hs-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8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00hs-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8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8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4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30hs:</text:span></text:p>
            <text:p><text:span text:style-name="T5">Código</text:span></text:p>
            <text:p><text:span text:style-name="T5">Libre</text:span></text:p>
            <text:p><text:span text:style-name="T8">20:2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30hs:</text:span></text:p>
            <text:p><text:span text:style-name="T5">Código</text:span></text:p>
            <text:p><text:span text:style-name="T5">Libre</text:span></text:p>
            <text:p><text:span text:style-name="T8">20:2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8">17:1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5:30hs:Ducha</text:span></text:p>
            <text:p><text:span text:style-name="T8">16:30hs</text:span></text:p>
          </table:table-cell>
          <table:table-cell office:value-type="string" calcext:value-type="string">
            <text:p><text:span text:style-name="T5">15:30hs:</text:span></text:p>
            <text:p><text:span text:style-name="T5">Espacio de</text:span></text:p>
            <text:p><text:span text:style-name="T5">Juego</text:span></text:p>
            <text:p><text:span text:style-name="T8">17:35hs</text:span></text:p>
          </table:table-cell>
          <table:table-cell office:value-type="string" calcext:value-type="string">
            <text:p><text:span text:style-name="T5">16:00hs:</text:span></text:p>
            <text:p><text:span text:style-name="T5">Código Libre</text:span></text:p>
            <text:p><text:span text:style-name="T8">17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8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<text:span text:style-name="T5">16:40hs:</text:span></text:p>
            <text:p><text:span text:style-name="T5">Paseo</text:span></text:p>
            <text:p><text:span text:style-name="T5">Vespertino</text:span></text:p>
            <text:p><text:span text:style-name="T4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8">18:00hs</text:span></text:p>
          </table:table-cell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<text:span text:style-name="T5">16:40hs:</text:span></text:p>
            <text:p><text:span text:style-name="T5">Paseo</text:span></text:p>
            <text:p><text:span text:style-name="T5">Vespertino</text:span></text:p>
            <text:p><text:span text:style-name="T10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Paseo</text:span></text:p>
            <text:p><text:span text:style-name="T5">Vespertino</text:span></text:p>
            <text:p><text:span text:style-name="T10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35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<text:span text:style-name="T5">14:40hs:Estudio/</text:span></text:p>
            <text:p><text:span text:style-name="T5">trabajo</text:span></text:p>
            <text:p><text:span text:style-name="T8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8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8">-17:35hs-</text:span></text:p>
          </table:table-cell>
          <table:table-cell office:value-type="string" calcext:value-type="string">
            <text:p><text:span text:style-name="T5">14:40hs:Estudio/</text:span></text:p>
            <text:p><text:span text:style-name="T5">trabajo</text:span></text:p>
            <text:p><text:span text:style-name="T8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11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8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style-name="ce58" table:number-columns-spanned="1" table:number-rows-spanned="4"/>
          <table:table-cell table:number-columns-repeated="3"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</text:p>
            <text:p><text:span text:style-name="T5">Respuesta a </text:span></text:p>
            <text:p><text:span text:style-name="T5">Estudio/Trabajo</text:span></text:p>
            <text:p><text:span text:style-name="T8">20:40hs</text:span></text:p>
          </table:table-cell>
          <table:table-cell office:value-type="string" calcext:value-type="string">
            <text:p><text:span text:style-name="T5">20:20hs:</text:span></text:p>
            <text:p><text:span text:style-name="T5">Respuesta a </text:span></text:p>
            <text:p><text:span text:style-name="T5">Estudio/Trabajo</text:span></text:p>
            <text:p><text:span text:style-name="T8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8:00hs:</text:span></text:p>
            <text:p><text:span text:style-name="T5">Respuesta a </text:span></text:p>
            <text:p><text:span text:style-name="T5">Estudio/Trabajo</text:span></text:p>
            <text:p><text:span text:style-name="T8">20:40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8">20:4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</text:p>
            <text:p><text:span text:style-name="T5">Estudio/</text:span></text:p>
            <text:p><text:span text:style-name="T5">Trabajo</text:span></text:p>
            <text:p><text:span text:style-name="T8">20:40hs</text:span></text:p>
          </table:table-cell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8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8">20:40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8">20:4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4">20:20hs</text:span></text:p>
          </table:table-cell>
          <table:table-cell office:value-type="string" calcext:value-type="string">
            <text:p><text:span text:style-name="T5">18:00hs: </text:span></text:p>
            <text:p><text:span text:style-name="T5">Código Libre</text:span></text:p>
            <text:p><text:span text:style-name="T8">20:20hs</text:span></text:p>
          </table:table-cell>
          <table:table-cell table:style-name="ce21"/>
          <table:table-cell office:value-type="string" calcext:value-type="string">
            <text:p><text:span text:style-name="T5">20:00hs:Ducha</text:span></text:p>
            <text:p><text:span text:style-name="T8">21:00hs</text:span></text:p>
          </table:table-cell>
          <table:table-cell office:value-type="string" calcext:value-type="string">
            <text:p><text:span text:style-name="T5">18:00hs: </text:span></text:p>
            <text:p><text:span text:style-name="T5">Código Libre</text:span></text:p>
            <text:p><text:span text:style-name="T8">20:2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8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8">20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8">17:3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8">-17:50hs-</text:span></text:p>
          </table:table-cell>
          <table:table-cell office:value-type="string" calcext:value-type="string">
            <text:p><text:span text:style-name="T5">17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7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7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8">18:00hs</text:span></text:p>
          </table:table-cell>
          <table:table-cell/>
          <table:table-cell table:style-name="ce58" table:number-columns-spanned="1" table:number-rows-spanned="4"/>
          <table:table-cell table:number-columns-repeated="29"/>
        </table:table-row>
        <table:table-row table:style-name="ro11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Código</text:span></text:p>
            <text:p><text:span text:style-name="T5">Libre</text:span></text:p>
            <text:p><text:span text:style-name="T8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8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8">-Resto del día.</text:span></text:p>
          </table:table-cell>
          <table:table-cell office:value-type="string" calcext:value-type="string">
            <text:p><text:span text:style-name="T5">23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8">-Resto del día.</text:span></text:p>
          </table:table-cell>
          <table:table-cell office:value-type="string" calcext:value-type="string">
            <text:p><text:span text:style-name="T5">23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8">22:40hs</text:span></text:p>
          </table:table-cell>
          <table:table-cell office:value-type="string" calcext:value-type="string">
            <text:p>20:00hs:Baño</text:p>
            <text:p><text:span text:style-name="T4">21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1:00hs: </text:span></text:p>
            <text:p><text:span text:style-name="T5">Código Libre</text:span></text:p>
            <text:p><text:span text:style-name="T8">23:20hs</text:span></text:p>
          </table:table-cell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8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9"/>
        </table:table-row>
        <table:table-row table:style-name="ro11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8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8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1:00hs:</text:span></text:p>
            <text:p><text:span text:style-name="T5">Estudio/</text:span></text:p>
            <text:p><text:span text:style-name="T5">Trabajo</text:span></text:p>
            <text:p><text:span text:style-name="T8">23:20hs</text:span></text:p>
          </table:table-cell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8">22;20hs-</text:span></text:p>
          </table:table-cell>
          <table:table-cell office:value-type="string" calcext:value-type="string">
            <text:p><text:span text:style-name="T5">23:20hs:</text:span></text:p>
            <text:p><text:span text:style-name="T5">Estudio/</text:span></text:p>
            <text:p><text:span text:style-name="T5">Trabajo</text:span></text:p>
            <text:p><text:span text:style-name="T8">01:1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8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8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8">00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8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9"/>
        </table:table-row>
        <table:table-row table:style-name="ro11"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4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2:4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2:4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21:4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4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22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8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8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8">00:20hs</text:span></text:p>
          </table:table-cell>
          <table:table-cell office:value-type="string" calcext:value-type="string">
            <text:p><text:span text:style-name="T5">22:00hs:</text:span></text:p>
            <text:p><text:span text:style-name="T5">Espacio de</text:span></text:p>
            <text:p><text:span text:style-name="T5">Juego</text:span></text:p>
            <text:p><text:span text:style-name="T8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8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4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5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5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5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5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5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5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2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5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6" office:value-type="string" calcext:value-type="string">
            <text:p><text:span text:style-name="T11">21:30hs</text:span></text:p>
            <text:p><text:span text:style-name="T11">-</text:span></text:p>
            <text:p><text:span text:style-name="T12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5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Platteau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5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</text:span> II (Nivel 9) [PATRÓN PLATTEAU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6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58" table:number-columns-spanned="1" table:number-rows-spanned="1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4">03:00hs</text:span></text:p>
          </table:table-cell>
          <table:table-cell table:style-name="ce45" office:value-type="string" calcext:value-type="string">
            <text:p><text:span text:style-name="T5">00:00hs:</text:span></text:p>
            <text:p><text:span text:style-name="T5">Durmiendo</text:span></text:p>
            <text:p><text:span text:style-name="T8">03:00hs</text:span></text:p>
          </table:table-cell>
          <table:table-cell table:style-name="ce45" office:value-type="string" calcext:value-type="string">
            <text:p><text:span text:style-name="T5">00:00hs:</text:span></text:p>
            <text:p><text:span text:style-name="T5">Durmiendo</text:span></text:p>
            <text:p><text:span text:style-name="T8">03:00hs</text:span></text:p>
          </table:table-cell>
          <table:table-cell table:style-name="ce45" office:value-type="string" calcext:value-type="string">
            <text:p><text:span text:style-name="T5">00:00hs:</text:span></text:p>
            <text:p><text:span text:style-name="T5">Durmiendo</text:span></text:p>
            <text:p><text:span text:style-name="T8">03:00hs</text:span></text:p>
          </table:table-cell>
          <table:table-cell table:style-name="ce45" office:value-type="string" calcext:value-type="string">
            <text:p><text:span text:style-name="T5">00:00hs:</text:span></text:p>
            <text:p><text:span text:style-name="T5">Durmiendo</text:span></text:p>
            <text:p><text:span text:style-name="T8">03:00hs</text:span></text:p>
          </table:table-cell>
          <table:table-cell table:style-name="ce45" office:value-type="string" calcext:value-type="string">
            <text:p><text:span text:style-name="T5">00:00hs:</text:span></text:p>
            <text:p><text:span text:style-name="T5">Durmiendo</text:span></text:p>
            <text:p><text:span text:style-name="T8">03:00hs</text:span></text:p>
          </table:table-cell>
          <table:covered-table-cell/>
          <table:table-cell table:number-columns-repeated="53"/>
        </table:table-row>
        <table:table-row table:style-name="ro16"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4">06:00hs</text:span></text:p>
          </table:table-cell>
          <table:table-cell table:style-name="ce45" office:value-type="string" calcext:value-type="string">
            <text:p><text:span text:style-name="T5">03:00hs:</text:span></text:p>
            <text:p><text:span text:style-name="T5">Durmiendo</text:span></text:p>
            <text:p><text:span text:style-name="T8">06:00hs</text:span></text:p>
          </table:table-cell>
          <table:table-cell table:style-name="ce45" office:value-type="string" calcext:value-type="string">
            <text:p><text:span text:style-name="T5">03:00hs:</text:span></text:p>
            <text:p><text:span text:style-name="T5">Durmiendo</text:span></text:p>
            <text:p><text:span text:style-name="T8">06:00hs</text:span></text:p>
          </table:table-cell>
          <table:table-cell table:style-name="ce45" office:value-type="string" calcext:value-type="string">
            <text:p><text:span text:style-name="T5">03:00hs:</text:span></text:p>
            <text:p><text:span text:style-name="T5">Durmiendo</text:span></text:p>
            <text:p><text:span text:style-name="T8">06:00hs</text:span></text:p>
          </table:table-cell>
          <table:table-cell table:style-name="ce45" office:value-type="string" calcext:value-type="string">
            <text:p><text:span text:style-name="T5">03:00hs:</text:span></text:p>
            <text:p><text:span text:style-name="T5">Durmiendo</text:span></text:p>
            <text:p><text:span text:style-name="T8">06:00hs</text:span></text:p>
          </table:table-cell>
          <table:table-cell table:style-name="ce45" office:value-type="string" calcext:value-type="string">
            <text:p><text:span text:style-name="T5">03:00hs:</text:span></text:p>
            <text:p><text:span text:style-name="T5">Durmiendo</text:span></text:p>
            <text:p><text:span text:style-name="T8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4">09:00hs</text:span></text:p>
          </table:table-cell>
          <table:table-cell office:value-type="string" calcext:value-type="string">
            <text:p><text:span text:style-name="T5">06:00hs:</text:span></text:p>
            <text:p><text:span text:style-name="T5">Estudio/Trabajo</text:span></text:p>
            <text:p><text:span text:style-name="T8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8">09:00hs</text:span></text:p>
          </table:table-cell>
          <table:table-cell office:value-type="string" calcext:value-type="string">
            <text:p><text:span text:style-name="T5">06:00hs:</text:span></text:p>
            <text:p><text:span text:style-name="T5">Estudio/Trabajo</text:span></text:p>
            <text:p><text:span text:style-name="T8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8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8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5">Paseo</text:span></text:p>
            <text:p><text:span text:style-name="T5">Matutino</text:span></text:p>
            <text:p><text:span text:style-name="T4">10:3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8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8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8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8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8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6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5">Estudio/Trabajo</text:span></text:p>
            <text:p><text:span text:style-name="T4">12:00hs</text:span></text:p>
          </table:table-cell>
          <table:table-cell office:value-type="string" calcext:value-type="string">
            <text:p>10:30hs:</text:p>
            <text:p>Galactic Gym</text:p>
            <text:p><text:span text:style-name="T4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4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5hs:</text:span></text:p>
            <text:p><text:span text:style-name="T5">Reflexión</text:span></text:p>
            <text:p><text:span text:style-name="T8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4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8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8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8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8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8">15:00hs</text:span></text:p>
          </table:table-cell>
          <table:covered-table-cell/>
          <table:table-cell table:number-columns-repeated="7"/>
          <table:table-cell table:style-name="ce58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58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58" table:number-columns-spanned="1" table:number-rows-spanned="4"/>
          <table:table-cell table:number-columns-repeated="29"/>
        </table:table-row>
        <table:table-row table:style-name="ro1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11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5">15:00hs:</text:span></text:p>
            <text:p><text:span text:style-name="T5">Paseo</text:span></text:p>
            <text:p><text:span text:style-name="T5">Vespertino</text:span></text:p>
            <text:p><text:span text:style-name="T8">16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4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8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8">18:00hs</text:span></text:p>
          </table:table-cell>
          <table:table-cell office:value-type="string" calcext:value-type="string">
            <text:p><text:span text:style-name="T5">16:30hs:</text:span></text:p>
            <text:p><text:span text:style-name="T5">Estudio/Trabajo</text:span></text:p>
            <text:p><text:span text:style-name="T8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8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8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6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1"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office:value-type="string" calcext:value-type="string">
            <text:p>18:00hs:</text:p>
            <text:p><text:span text:style-name="T5">Espacio de</text:span></text:p>
            <text:p><text:span text:style-name="T5">Juego</text:span></text:p>
            <text:p><text:span text:style-name="T4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8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 table:number-columns-repeated="29"/>
        </table:table-row>
        <table:table-row table:style-name="ro16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4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8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8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8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8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8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5">21:30hs:Regar el</text:span></text:p>
            <text:p><text:span text:style-name="T5">Jardín</text:span></text:p>
            <text:p><text:span text:style-name="T8">22:00hs</text:span></text:p>
          </table:table-cell>
          <table:table-cell table:style-name="ce19"/>
          <table:covered-table-cell table:style-name="ce59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10:55:45.48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3-04-02T12:54:39.791000000</dc:date>
    <meta:editing-duration>PT4H2M21S</meta:editing-duration>
    <meta:editing-cycles>32</meta:editing-cycles>
    <meta:generator>LibreOffice/7.3.3.2$Windows_X86_64 LibreOffice_project/d1d0ea68f081ee2800a922cac8f79445e4603348</meta:generator>
    <meta:document-statistic meta:table-count="1" meta:cell-count="3742" meta:object-count="18"/>
  </office:meta>
</office:document-meta>
</file>